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language="en" fo:country="US" fo:font-weight="bold" officeooo:rsid="0019f46b" officeooo:paragraph-rsid="0019f46b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Times New Roman" fo:language="en" fo:country="US" officeooo:rsid="00179b80" officeooo:paragraph-rsid="00179b80"/>
    </style:style>
    <style:style style:name="P3" style:family="paragraph" style:parent-style-name="Standard" style:list-style-name="L1">
      <style:text-properties style:font-name="Times New Roman" fo:language="en" fo:country="US" officeooo:rsid="00179b80" officeooo:paragraph-rsid="00179b80"/>
    </style:style>
    <style:style style:name="P4" style:family="paragraph" style:parent-style-name="Standard" style:list-style-name="L3">
      <style:text-properties style:font-name="Times New Roman" fo:language="en" fo:country="US" officeooo:rsid="00179b80" officeooo:paragraph-rsid="00179b80"/>
    </style:style>
    <style:style style:name="P5" style:family="paragraph" style:parent-style-name="Standard" style:list-style-name="L2">
      <style:text-properties style:font-name="Times New Roman" fo:language="en" fo:country="US" officeooo:rsid="00179b80" officeooo:paragraph-rsid="00179b80"/>
    </style:style>
    <style:style style:name="P6" style:family="paragraph" style:parent-style-name="Standard" style:list-style-name="L1">
      <style:text-properties style:font-name="Times New Roman" fo:language="en" fo:country="US" officeooo:rsid="0015cd35" officeooo:paragraph-rsid="0015cd35"/>
    </style:style>
    <style:style style:name="P7" style:family="paragraph" style:parent-style-name="Standard" style:list-style-name="L1">
      <style:text-properties style:font-name="Times New Roman" fo:language="en" fo:country="US" officeooo:rsid="0015cd35" officeooo:paragraph-rsid="00179b80"/>
    </style:style>
    <style:style style:name="P8" style:family="paragraph" style:parent-style-name="Standard">
      <style:text-properties style:font-name="Times New Roman" fo:language="en" fo:country="US" officeooo:rsid="0015cd35" officeooo:paragraph-rsid="0015cd35"/>
    </style:style>
    <style:style style:name="P9" style:family="paragraph" style:parent-style-name="Standard">
      <style:text-properties style:font-name="Times New Roman" fo:language="en" fo:country="US" officeooo:rsid="0015cd35" officeooo:paragraph-rsid="00179b80"/>
    </style:style>
    <style:style style:name="P10" style:family="paragraph" style:parent-style-name="Standard" style:list-style-name="L3">
      <style:text-properties style:font-name="Times New Roman" fo:language="en" fo:country="US" officeooo:rsid="0018924e" officeooo:paragraph-rsid="0018924e"/>
    </style:style>
    <style:style style:name="P11" style:family="paragraph" style:parent-style-name="Standard" style:list-style-name="L2">
      <style:text-properties style:font-name="Times New Roman" fo:language="en" fo:country="US" officeooo:rsid="0018924e" officeooo:paragraph-rsid="0018924e"/>
    </style:style>
    <style:style style:name="P12" style:family="paragraph" style:parent-style-name="Standard" style:list-style-name="L1">
      <style:text-properties style:font-name="Times New Roman" fo:language="en" fo:country="US" officeooo:rsid="001b4e64" officeooo:paragraph-rsid="001b4e64"/>
    </style:style>
    <style:style style:name="P13" style:family="paragraph" style:parent-style-name="Standard" style:list-style-name="L1">
      <style:text-properties style:font-name="Times New Roman" fo:language="en" fo:country="US" officeooo:rsid="001ca0b3" officeooo:paragraph-rsid="001ca0b3"/>
    </style:style>
    <style:style style:name="P14" style:family="paragraph" style:parent-style-name="Standard" style:list-style-name="L1">
      <style:text-properties style:font-name="Times New Roman" fo:language="en" fo:country="US" officeooo:rsid="001ca0b3" officeooo:paragraph-rsid="001d0467"/>
    </style:style>
    <style:style style:name="P15" style:family="paragraph" style:parent-style-name="Standard">
      <style:text-properties style:font-name="Times New Roman" fo:language="en" fo:country="US" officeooo:rsid="001ca0b3" officeooo:paragraph-rsid="001ca0b3"/>
    </style:style>
    <style:style style:name="P16" style:family="paragraph" style:parent-style-name="Standard">
      <style:text-properties style:font-name="Times New Roman" fo:language="en" fo:country="US" officeooo:rsid="001ca0b3" officeooo:paragraph-rsid="001d0467"/>
    </style:style>
    <style:style style:name="P17" style:family="paragraph" style:parent-style-name="Standard" style:list-style-name="L1">
      <style:text-properties style:font-name="Times New Roman" fo:language="en" fo:country="US" officeooo:rsid="001d0467" officeooo:paragraph-rsid="001d0467"/>
    </style:style>
    <style:style style:name="P18" style:family="paragraph" style:parent-style-name="Standard" style:list-style-name="L1">
      <style:text-properties style:font-name="Times New Roman" fo:language="en" fo:country="US" officeooo:rsid="001ed4af" officeooo:paragraph-rsid="001ed4af"/>
    </style:style>
    <style:style style:name="P19" style:family="paragraph" style:parent-style-name="Standard">
      <style:text-properties style:font-name="Times New Roman" fo:language="en" fo:country="US" fo:font-weight="bold" officeooo:rsid="00179b80" officeooo:paragraph-rsid="00179b80" style:font-weight-asian="bold" style:font-weight-complex="bold"/>
    </style:style>
    <style:style style:name="P20" style:family="paragraph" style:parent-style-name="Standard" style:list-style-name="L1">
      <style:text-properties style:font-name="Times New Roman" fo:language="en" fo:country="US" fo:font-weight="bold" officeooo:rsid="0015cd35" officeooo:paragraph-rsid="0015cd35" style:font-weight-asian="bold" style:font-weight-complex="bold"/>
    </style:style>
    <style:style style:name="P21" style:family="paragraph" style:parent-style-name="Standard" style:list-style-name="L1">
      <style:text-properties style:font-name="Times New Roman" fo:language="en" fo:country="US" fo:font-weight="bold" officeooo:rsid="001ed4af" officeooo:paragraph-rsid="001ed4af" style:font-weight-asian="bold" style:font-weight-complex="bold"/>
    </style:style>
    <style:style style:name="P22" style:family="paragraph" style:parent-style-name="Standard" style:list-style-name="L1">
      <style:text-properties style:font-name="Times New Roman" fo:language="en" fo:country="US" fo:font-weight="bold" officeooo:rsid="001d0467" officeooo:paragraph-rsid="001d0467" style:font-weight-asian="bold" style:font-weight-complex="bold"/>
    </style:style>
    <style:style style:name="P23" style:family="paragraph" style:parent-style-name="Standard" style:list-style-name="L1">
      <style:text-properties style:font-name="Times New Roman" fo:language="en" fo:country="US" officeooo:rsid="001f5edb" officeooo:paragraph-rsid="001f5edb"/>
    </style:style>
    <style:style style:name="T1" style:family="text">
      <style:text-properties officeooo:rsid="00179b80"/>
    </style:style>
    <style:style style:name="T2" style:family="text">
      <style:text-properties style:font-size-asian="10.5pt"/>
    </style:style>
    <style:style style:name="T3" style:family="text">
      <style:text-properties officeooo:rsid="0018924e"/>
    </style:style>
    <style:style style:name="T4" style:family="text">
      <style:text-properties officeooo:rsid="001d04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BS Gate 01</text:p>
      <text:p text:style-name="P2"/>
      <text:p text:style-name="P2">Licencing</text:p>
      <text:list xml:id="list1567259538" text:style-name="L1">
        <text:list-item>
          <text:p text:style-name="P6">Namen ändern: Hammerjaeger</text:p>
        </text:list-item>
        <text:list-item>
          <text:p text:style-name="P6">Subtitle ändern: ?</text:p>
        </text:list-item>
        <text:list-item>
          <text:p text:style-name="P6">Hammer Man richtiger Name: Sven?</text:p>
        </text:list-item>
      </text:list>
      <text:p text:style-name="P8"/>
      <text:p text:style-name="P2">Level Design</text:p>
      <text:list xml:id="list124608378070287" text:continue-numbering="true" text:style-name="L1">
        <text:list-item>
          <text:p text:style-name="P6">Level Auflösung verringern (reinzoomen)</text:p>
        </text:list-item>
        <text:list-item>
          <text:p text:style-name="P7">Balancing difficulty</text:p>
        </text:list-item>
      </text:list>
      <text:p text:style-name="P9"/>
      <text:p text:style-name="P2">Art &amp; Animation</text:p>
      <text:list xml:id="list124607448369256" text:continue-numbering="true" text:style-name="L1">
        <text:list-item>
          <text:p text:style-name="P6">Hammer Swing Time (BPM herausfinden)</text:p>
        </text:list-item>
        <text:list-item>
          <text:p text:style-name="P6">Sven <text:span text:style-name="T3">s</text:span>chlag- und <text:span text:style-name="T3">l</text:span>aufanimation <text:span text:style-name="T3">with smear frame</text:span></text:p>
        </text:list-item>
        <text:list-item>
          <text:p text:style-name="P7">Background Art</text:p>
        </text:list-item>
        <text:list-item>
          <text:p text:style-name="P3">Door sprite</text:p>
        </text:list-item>
        <text:list-item>
          <text:p text:style-name="P3">Spawner sprite</text:p>
        </text:list-item>
        <text:list-item>
          <text:p text:style-name="P7">make stairs into ladders</text:p>
        </text:list-item>
        <text:list-item>
          <text:p text:style-name="P3">Logo</text:p>
        </text:list-item>
      </text:list>
      <text:p text:style-name="P2"/>
      <text:p text:style-name="P2">Concept</text:p>
      <text:list xml:id="list579388798" text:style-name="L3">
        <text:list-item>
          <text:p text:style-name="P4">No logner super hero theme</text:p>
        </text:list-item>
        <text:list-item>
          <text:p text:style-name="P4">Main character <text:span text:style-name="T3">was an ordinary</text:span> exterminator <text:span text:style-name="T3">who adapted to extraordinary occurrences</text:span></text:p>
        </text:list-item>
        <text:list-item>
          <text:p text:style-name="P4">80s and robots</text:p>
        </text:list-item>
        <text:list-item>
          <text:p text:style-name="P10">Add features but not mechanics</text:p>
        </text:list-item>
      </text:list>
      <text:p text:style-name="P2"/>
      <text:p text:style-name="P19">Features</text:p>
      <text:list xml:id="list124606736484331" text:continue-list="list124607448369256" text:style-name="L1">
        <text:list-item>
          <text:p text:style-name="P20"><text:span text:style-name="T1">Enemy types</text:span></text:p>
          <text:list>
            <text:list-item>
              <text:p text:style-name="P21">Disruptive enemy types</text:p>
              <text:list>
                <text:list-item>
                  <text:p text:style-name="P12">Exploding enemy: Explodes with a short delay after being destroyed and can thus knock away the player to another position in the level</text:p>
                </text:list-item>
                <text:list-item>
                  <text:p text:style-name="P13">Resurrectable enemy: Has two Hitpoints, if only hit once, can be resurrected by another robot moving over it. </text:p>
                </text:list-item>
                <text:list-item>
                  <text:p text:style-name="P13">Two sided enemy: <text:span text:style-name="T4">Can only be destroyed when hit once from each side</text:span></text:p>
                </text:list-item>
                <text:list-item>
                  <text:p text:style-name="P17">One sided enemy: Can only be destroyed when hit from a specific side</text:p>
                </text:list-item>
                <text:list-item>
                  <text:p text:style-name="P13">Armored enemy: <text:span text:style-name="T4">Can only be destroyed when hit while player is falling (jump attack)</text:span></text:p>
                </text:list-item>
                <text:list-item>
                  <text:p text:style-name="P13">Spawning enemy: spawns two new <text:span text:style-name="T4">(normal)</text:span> robots when destroyed.</text:p>
                </text:list-item>
                <text:list-item>
                  <text:p text:style-name="P13">Toss-able enemy: Gets knock away when hit and only dies what colliding with a wall in he process.</text:p>
                </text:list-item>
              </text:list>
            </text:list-item>
          </text:list>
        </text:list-item>
      </text:list>
      <text:p text:style-name="P15"/>
      <text:list xml:id="list124608228344036" text:continue-numbering="true" text:style-name="L1">
        <text:list-item>
          <text:list>
            <text:list-item>
              <text:p text:style-name="P22">Helpful enemy types</text:p>
              <text:list>
                <text:list-item>
                  <text:p text:style-name="P14">Trap enemy: <text:span text:style-name="T4">Becomes a trap at it’s current location for other enemies when destroyed</text:span></text:p>
                </text:list-item>
                <text:list-item>
                  <text:p text:style-name="P18">Repairing enemy: When destroyed harmless and still continues walking to the exit. Instead of damaging the door thought, it respires them or even rebuilds them with 1 hp.</text:p>
                </text:list-item>
                <text:list-item>
                  <text:p text:style-name="P23">Shock wave enemy: Creates shock wave upon death that destroys other nearby enemies</text:p>
                </text:list-item>
              </text:list>
            </text:list-item>
          </text:list>
        </text:list-item>
      </text:list>
      <text:p text:style-name="P16"/>
      <text:list xml:id="list124607756135593" text:continue-numbering="true" text:style-name="L1">
        <text:list-item>
          <text:p text:style-name="P6"><text:span text:style-name="T2">Destructible furniture</text:span></text:p>
        </text:list-item>
      </text:list>
      <text:p text:style-name="P8"><text:soft-page-break/></text:p>
      <text:p text:style-name="P2">Mechanics</text:p>
      <text:list xml:id="list86398130" text:style-name="L2">
        <text:list-item>
          <text:p text:style-name="P5">Player remains on ladders when stop holding down W</text:p>
        </text:list-item>
        <text:list-item>
          <text:p text:style-name="P11">Try out implementing a jump</text:p>
        </text:list-item>
      </text:list>
      <text:p text:style-name="P8"/>
      <text:p text:style-name="P2">Audio</text:p>
      <text:list xml:id="list124607765602814" text:continue-list="list124607756135593" text:style-name="L1">
        <text:list-item>
          <text:p text:style-name="P6">Main music track</text:p>
        </text:list-item>
        <text:list-item>
          <text:p text:style-name="P6">SFX hammer impact, enemy death maybe more…</text:p>
        </text:list-item>
      </text:list>
      <text:p text:style-name="P8"/>
      <text:p text:style-name="P2">UX/UI</text:p>
      <text:list xml:id="list124608280313803" text:continue-numbering="true" text:style-name="L1">
        <text:list-item>
          <text:p text:style-name="P3">Start Menu Screen</text:p>
        </text:list-item>
        <text:list-item>
          <text:p text:style-name="P3">Exit game button</text:p>
        </text:list-item>
        <text:list-item>
          <text:p text:style-name="P6">Hammer impact feedback effects</text:p>
        </text:list-item>
        <text:list-item>
          <text:p text:style-name="P6">UI: Healthbar, highlight spawners, highlite exits</text:p>
        </text:list-item>
        <text:list-item>
          <text:p text:style-name="P6">For now write on screen: „Don‘t let them escape!“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0:27:41.639000000</meta:creation-date>
    <dc:date>2018-06-04T11:59:38.298000000</dc:date>
    <meta:editing-duration>PT4M52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49" meta:word-count="340" meta:character-count="1886" meta:non-whitespace-character-count="1633"/>
  </office:meta>
</office:document-meta>
</file>